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OneventElementImpl.WMLOnevent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nevent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Oneven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nevent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nevent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neventElementImpl.setTyp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nevent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